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8.805cm"/>
    </style:style>
    <style:style style:name="co3" style:family="table-column">
      <style:table-column-properties fo:break-before="auto" style:column-width="2.155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Identificação</text:p>
          </table:table-cell>
          <table:table-cell table:style-name="ce1" office:value-type="string" calcext:value-type="string">
            <text:p>Navegador *</text:p>
          </table:table-cell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Designação</text:p>
          </table:table-cell>
          <table:table-cell table:style-name="ce1" office:value-type="string" calcext:value-type="string">
            <text:p>Fornecedor e referência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lko_vert_11.2x6.3mm_RM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EuroBoard_viertel_Type-I_80mmX50mm_h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Board_viertel_Type-I_80mmX50mm_hol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lko_vert_11.2x6.3mm_RM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B9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PUS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PUS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PUS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7</text:p>
          </table:table-cell>
          <table:table-cell office:value-type="string" calcext:value-type="string">
            <text:p>SW_PUS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T_LOC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ymbol_CreativeCommons_CopperTop_Type2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_CreativeCommons_CopperTop_Type2_Small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RJ45_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yaudio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_TRS_6PINS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ymbol_OSHW-Logo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bol_OSHW-Logo_SilkScreen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Header_Straight_2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7T16:57:25.794535030</dc:date>
    <meta:document-statistic meta:table-count="1" meta:cell-count="111" meta:object-count="0"/>
    <meta:generator>LibreOffice/4.2.7.2$Linux_X86_64 LibreOffice_project/420m0$Build-2</meta:generator>
  </office:meta>
</office:document-meta>
</file>